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63c5" officeooo:paragraph-rsid="001e3119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fo:font-style="normal" officeooo:rsid="001e3119" officeooo:paragraph-rsid="001e311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3119" style:font-style-asian="italic" style:font-style-complex="italic"/>
    </style:style>
    <style:style style:name="T3" style:family="text">
      <style:text-properties fo:font-style="italic" officeooo:rsid="001f760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3119" style:font-style-asian="normal" style:font-style-complex="normal"/>
    </style:style>
    <style:style style:name="T6" style:family="text">
      <style:text-properties officeooo:rsid="001f7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lasse Oficina instancia um objeto chamado <text:span text:style-name="T1">random</text:span><text:span text:style-name="T4"> do tipo </text:span><text:span text:style-name="T1">Random, </text:span><text:span text:style-name="T4">que será responsável por gerar números pseudo-aleatórios. Em seguida é declarado o método chamado </text:span><text:span text:style-name="T1">proximo()</text:span><text:span text:style-name="T4"> que com base no valor gerado pelo objeto </text:span><text:span text:style-name="T1">random</text:span><text:span text:style-name="T4"> cria um objeto do tipo </text:span><text:span text:style-name="T1">Automovel() </text:span><text:span text:style-name="T4">ou </text:span><text:span text:style-name="T1">Bicicleta() </text:span><text:span text:style-name="T4">(caso o valor seja par, o objeto criado é do tipo </text:span><text:span text:style-name="T1">Automovel()</text:span><text:span text:style-name="T4"> caso contrário, </text:span><text:span text:style-name="T1">Bicicleta()</text:span><text:span text:style-name="T4">). Por último é declarado o método </text:span><text:span text:style-name="T1">revisar() </text:span><text:span text:style-name="T4">que recebe como parâmetro um objeto do tipo </text:span><text:span text:style-name="T1">Veiculo</text:span><text:span text:style-name="T4"> e executa os métodos </text:span><text:span text:style-name="T1">verificar(), ajustar() </text:span><text:span text:style-name="T4">e </text:span><text:span text:style-name="T1">limpar()</text:span><text:span text:style-name="T2"> </text:span><text:span text:style-name="T5">do objeto</text:span><text:span text:style-name="T1">.</text:span></text:p>
      <text:p text:style-name="P2">Enquanto isso, na classe <text:span text:style-name="T1">UsaOficina</text:span> é instanciado um objeto chamado <text:span text:style-name="T1">oficina </text:span>do tipo <text:span text:style-name="T1">Oficinae </text:span>e delcarado uma variável com o nome <text:span text:style-name="T1">veiculo </text:span>de tipo <text:span text:style-name="T1">Veiculo</text:span>. Em seguida é realizado um <text:span text:style-name="T1">loop</text:span> <text:span text:style-name="T1">for, </text:span>onde é atribuído um valor para a variável <text:span text:style-name="T1">veiculo</text:span>. O valor é providenciado pelo método <text:span text:style-name="T1">proximo() </text:span>do objeto <text:span text:style-name="T1">oficina</text:span><text:span text:style-name="T3">, </text:span><text:span text:style-name="T6">que irá definir um subtipo para o objeto </text:span><text:span text:style-name="T3">veiculo (Automovel() ou Bicicleta())</text:span>. Por último é executado o método <text:span text:style-name="T1">revisar() </text:span>do objeto <text:span text:style-name="T1">oficina</text:span> que recebe como parâmetro o objeto <text:span text:style-name="T1">veiculo.</text:span><text:span text:style-name="T3"> </text:span><text:span text:style-name="T6">Os resultados exibidos pelos métodos os quais serão executados dentro do método </text:span><text:span text:style-name="T3">revisar(), </text:span><text:span text:style-name="T6">serão diferentes dependendo do subtipo atribuído para o objeto v</text:span><text:span text:style-name="T3">eiculo</text:span><text:span text:style-name="T6">, utilizando-se do conceito de sobrescrita de métodos (</text:span><text:span text:style-name="T3">Override)</text:span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16:21:34.461331098</meta:creation-date>
    <meta:editing-duration>PT8M5S</meta:editing-duration>
    <meta:editing-cycles>2</meta:editing-cycles>
    <meta:generator>LibreOffice/7.1.4.2$Linux_X86_64 LibreOffice_project/10$Build-2</meta:generator>
    <dc:date>2021-08-23T16:40:48.260223825</dc:date>
    <meta:document-statistic meta:table-count="0" meta:image-count="0" meta:object-count="0" meta:page-count="1" meta:paragraph-count="2" meta:word-count="195" meta:character-count="1240" meta:non-whitespace-character-count="1047"/>
  </office:meta>
</office:document-meta>
</file>